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loext:contextual-spacing="false" fo:margin-top="0cm" fo:margin-bottom="0cm" fo:text-align="center" style:justify-single-word="false"/>
    </style:style>
    <style:style style:name="P2" style:family="paragraph" style:parent-style-name="Standard">
      <style:paragraph-properties loext:contextual-spacing="false" fo:margin-top="0cm" fo:margin-bottom="0cm" fo:text-align="center" style:justify-single-word="false"/>
    </style:style>
    <style:style style:name="P3" style:family="paragraph" style:parent-style-name="Standard">
      <style:paragraph-properties loext:contextual-spacing="false" fo:margin-top="0cm" fo:margin-bottom="0cm"/>
    </style:style>
    <style:style style:name="P4" style:family="paragraph" style:parent-style-name="Standard">
      <style:paragraph-properties loext:contextual-spacing="false" fo:margin-left="0cm" fo:margin-right="0cm" fo:margin-top="0cm" fo:margin-bottom="0cm" fo:text-indent="0cm" style:auto-text-indent="false"/>
    </style:style>
    <style:style style:name="P5" style:family="paragraph" style:parent-style-name="Standard">
      <style:paragraph-properties loext:contextual-spacing="false" fo:margin-top="0cm" fo:margin-bottom="0cm" fo:text-align="center" style:justify-single-word="false"/>
      <style:text-properties style:font-name="Times New Roman" fo:font-size="14pt" fo:font-weight="bold" style:font-name-asian="Times New Roman2" style:font-size-asian="14pt" style:font-weight-asian="bold" style:font-name-complex="Times New Roman2" style:font-size-complex="14pt"/>
    </style:style>
    <style:style style:name="P6" style:family="paragraph" style:parent-style-name="Standard">
      <style:paragraph-properties loext:contextual-spacing="false" fo:margin-top="0cm" fo:margin-bottom="0cm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P7" style:family="paragraph" style:parent-style-name="Standard" style:master-page-name="Standard">
      <style:paragraph-properties loext:contextual-spacing="false" fo:margin-top="0cm" fo:margin-bottom="0cm" fo:text-align="center" style:justify-single-word="false" style:page-number="1"/>
      <style:text-properties style:font-name="Times New Roman" fo:font-size="30pt" fo:font-weight="bold" style:font-name-asian="Times New Roman2" style:font-size-asian="30pt" style:font-weight-asian="bold" style:font-name-complex="Times New Roman2" style:font-size-complex="30pt"/>
    </style:style>
    <style:style style:name="P8" style:family="paragraph" style:parent-style-name="Standard">
      <style:paragraph-properties loext:contextual-spacing="false" fo:margin-left="0cm" fo:margin-right="0cm" fo:margin-top="0cm" fo:margin-bottom="0cm" fo:text-indent="1.27cm" style:auto-text-indent="false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P9" style:family="paragraph" style:parent-style-name="Standard">
      <style:paragraph-properties loext:contextual-spacing="false" fo:margin-left="0cm" fo:margin-right="0cm" fo:margin-top="0cm" fo:margin-bottom="0cm" fo:text-indent="1.27cm" style:auto-text-indent="false"/>
      <style:text-properties style:font-name="Times New Roman" fo:font-size="12pt" fo:language="bg" fo:country="BG" style:font-name-asian="Times New Roman2" style:font-size-asian="12pt" style:font-name-complex="Times New Roman2" style:font-size-complex="12pt"/>
    </style:style>
    <style:style style:name="P10" style:family="paragraph" style:parent-style-name="Standard">
      <style:paragraph-properties loext:contextual-spacing="false" fo:margin-left="0cm" fo:margin-right="0cm" fo:margin-top="0cm" fo:margin-bottom="0cm" fo:text-indent="0cm" style:auto-text-indent="false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P11" style:family="paragraph" style:parent-style-name="Standard">
      <style:paragraph-properties loext:contextual-spacing="false" fo:margin-left="0cm" fo:margin-right="0cm" fo:margin-top="0cm" fo:margin-bottom="0cm" fo:text-indent="0cm" style:auto-text-indent="false"/>
      <style:text-properties style:font-name="Times New Roman" fo:font-size="12pt" fo:language="bg" fo:country="BG" style:font-name-asian="Times New Roman2" style:font-size-asian="12pt" style:font-name-complex="Times New Roman2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Times New Roman" fo:font-size="14pt" fo:font-weight="bold" style:font-name-asian="Times New Roman2" style:font-size-asian="14pt" style:font-weight-asian="bold" style:font-name-complex="Times New Roman2" style:font-size-complex="14pt"/>
    </style:style>
    <style:style style:name="T3" style:family="text">
      <style:text-properties style:font-name="Times New Roman" fo:font-size="12pt" style:font-name-asian="Times New Roman2" style:font-size-asian="12pt" style:font-name-complex="Times New Roman2" style:font-size-complex="12pt"/>
    </style:style>
    <style:style style:name="T4" style:family="text">
      <style:text-properties style:font-name="Times New Roman" fo:font-size="12pt" fo:font-weight="bold" style:font-name-asian="Times New Roman2" style:font-size-asian="12pt" style:font-weight-asian="bold" style:font-name-complex="Times New Roman2" style:font-size-complex="1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line-through-style="solid"/>
    </style:style>
    <style:style style:name="T7" style:family="text">
      <style:text-properties fo:language="bg" fo:country="BG"/>
    </style:style>
    <style:style style:name="T8" style:family="text">
      <style:text-properties fo:language="en" fo:country="US"/>
    </style:style>
    <style:style style:name="T9" style:family="text">
      <style:text-properties style:font-name="Times New Roman1" fo:language="bg" fo:country="BG" style:font-name-asian="Times New Roman1" style:font-name-complex="Times New Roman1"/>
    </style:style>
    <style:style style:name="T10" style:family="text">
      <style:text-properties style:text-position="super 58%" fo:font-size="16pt" fo:language="bg" fo:country="BG" style:font-size-asian="16pt" style:font-size-complex="16pt"/>
    </style:style>
    <style:style style:name="T11" style:family="text">
      <style:text-properties style:text-position="super 58%" fo:font-size="16pt" fo:language="en" fo:country="US" style:font-size-asian="16pt" style:font-size-complex="16pt"/>
    </style:style>
    <style:style style:name="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Задание</text:p>
      <text:p text:style-name="P1"><text:span text:style-name="T3">за курсов проект по специалност </text:span><text:span text:style-name="T4">“Компютърни архитектури”</text:span><text:span text:style-name="T3"> за 11 клас.</text:span></text:p>
      <text:p text:style-name="P1"/>
      <text:p text:style-name="P6">Тема: <text:span text:style-name="T7">Сървър и комуникационен протокол за обедидяване на устройства за домашна автоматизация в единна </text:span><text:span text:style-name="T8">система</text:span></text:p>
      <text:p text:style-name="P3"/>
      <text:p text:style-name="P6">Екип (име, фамилия, номер, клас, подпис):</text:p>
      <text:p text:style-name="P6">1. <text:span text:style-name="T7">Владимир Мариев Гаристов </text:span><text:span text:style-name="T9">№ </text:span><text:span text:style-name="T7">6 11</text:span><text:span text:style-name="T10">-</text:span><text:span text:style-name="T11">в</text:span></text:p>
      <text:p text:style-name="P6">2. <text:span text:style-name="T7">Станислав Вихъров Филипов </text:span><text:span text:style-name="T9">№ 24</text:span><text:span text:style-name="T7"> 11</text:span><text:span text:style-name="T10">-</text:span><text:span text:style-name="T11">в</text:span></text:p>
      <text:p text:style-name="P3"/>
      <text:p text:style-name="P6">Изисквания:</text:p>
      <text:p text:style-name="P8">-Реализация на проекта:<text:tab/><text:span text:style-name="T5">Да</text:span><text:tab/>/<text:tab/><text:span text:style-name="T6">Не</text:span></text:p>
      <text:p text:style-name="P8">- Увод; обзор на съществуващи подобни устройства; описание на изискванията към усторйството; преглед и подбор на елементната база спрямо изискванията; реализация на устройството - блок схеми (HW, SW), принципни електрически схеми, описание на отделните блокове, печатни платки, програмен код, обяснение; получение резултати; икономически аспект; бъдещо развитие;</text:p>
      <text:p text:style-name="P8">-<text:span text:style-name="T7">Уеб сайт за контролиране на домашните електроуреди и достъпване на информацията от различни сензори</text:span></text:p>
      <text:p text:style-name="P9">-Протокол за комуникация между сървъра и отделните модули на системата</text:p>
      <text:p text:style-name="P9">-Споделена памет през която модулите да обменят информация и да съхраняват настройки и данни</text:p>
      <text:p text:style-name="P8"><text:span text:style-name="T7">-Комуникация между модулите и сървъра чрез </text:span><text:span text:style-name="T8">Wi-Fi</text:span><text:span text:style-name="T7"> платки за Ардуино </text:span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4"/>
      <text:p text:style-name="P4"/>
      <text:p text:style-name="P4"/>
      <text:p text:style-name="P10">Одобрил: _______________________<text:tab/><text:tab/><text:tab/>Дата:______________________</text:p>
      <text:p text:style-name="P10"><text:tab/> <text:s text:c="3"/>/ маг. инж. Росен Витанов /</text:p>
      <text:p text:style-name="P11"><text:soft-page-break/>GitHub: https://github.com/Vladomaimun/Home_automation </text:p>
      <text:p text:style-name="P4"/>
      <text:p text:style-name="P10">YouTube:<text:span text:style-name="T7"> https://www.youtube.com/playlist?list=PLC538bW9mxxMvOZpchAWd4ldO1AATHRb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position="0% 100%" fo:font-size="11pt" fo:language="en" fo:country="US" fo:font-style="normal" style:text-underline-style="none" fo:font-weight="normal" style:letter-kerning="true" style:font-size-asian="11pt" style:language-asian="zh" style:country-asian="CN" style:font-style-asian="normal" style:font-weight-asian="normal" style:font-size-complex="11pt" style:language-complex="hi" style:country-complex="IN"/>
    </style:default-style>
    <style:default-style style:family="paragraph">
      <style:paragraph-properties loext:contextual-spacing="false" fo:margin-left="0cm" fo:margin-right="0cm" fo:margin-top="0cm" fo:margin-bottom="0cm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Caladea" fo:font-size="14pt" style:font-name-asian="Caladea1" style:font-size-asian="14pt" style:font-name-complex="Caladea1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true"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true"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true"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true"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true"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true"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loext:contextual-spacing="true" fo:margin-top="0cm" fo:margin-bottom="0.106cm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loext:contextual-spacing="true" fo:margin-top="0cm" fo:margin-bottom="0.564cm" fo:line-height="100%" fo:keep-together="always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/>
    </style:style>
    <style:style style:name="Header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loext:contextual-spacing="false" fo:margin-top="0cm" fo:margin-bottom="0cm" fo:text-align="center" style:justify-single-word="false"/>
    </style:style>
    <style:style style:name="MP2" style:family="paragraph" style:parent-style-name="Standard">
      <style:paragraph-properties loext:contextual-spacing="false" fo:margin-top="0cm" fo:margin-bottom="0cm" fo:text-align="center" style:justify-single-word="false"/>
      <style:text-properties style:font-name="Times New Roman" fo:font-size="14pt" fo:font-weight="bold" style:font-name-asian="Times New Roman2" style:font-size-asian="14pt" style:font-weight-asian="bold" style:font-name-complex="Times New Roman2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Times New Roman" fo:font-size="14pt" fo:font-weight="bold" style:font-name-asian="Times New Roman2" style:font-size-asian="14pt" style:font-weight-asian="bold" style:font-name-complex="Times New Roman2" style:font-size-complex="14pt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fo:background-color="#ffffff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background-image/>
        <style:footnote-sep style:width="0.018cm" style:distance-before-sep="0.101cm" style:distance-after-sep="0.101cm" style:adjustment="left" style:rel-width="0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s/></text:span><text:span text:style-name="MT2"><text:s/>Технологично училище “Електронни системи” към</text:span><draw:frame draw:style-name="Mfr1" draw:name="image01.png" text:anchor-type="char" svg:x="-2.328cm" svg:y="-0.053cm" svg:width="1.998cm" svg:height="1.095cm" draw:z-index="1"><draw:image/></draw:frame></text:p>
        <text:p text:style-name="MP2"><text:s/>Технически университет - София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dc:date>2016-10-18T01:57:30.64</dc:date>
    <dc:creator>Владимир Гаристов</dc:creator>
    <meta:editing-duration>PT46M17S</meta:editing-duration>
    <meta:editing-cycles>2</meta:editing-cycles>
    <meta:document-statistic meta:table-count="0" meta:image-count="1" meta:object-count="0" meta:page-count="2" meta:paragraph-count="19" meta:word-count="169" meta:character-count="1340"/>
  </office:meta>
</office:document-meta>
</file>